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Nimbus Mono L" svg:font-family="Nimbus Mono L" style:font-family-generic="modern" style:font-pitch="fixed" svg:panose-1="2 11 6 4 2 2 2 2 2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Segoe UI" svg:font-family="Segoe UI" style:font-family-generic="system"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Arial" fo:font-weight="bold" style:font-weight-asian="bold" style:font-weight-complex="bold" fo:font-size="24pt" style:font-size-asian="24pt" style:font-size-complex="24pt"/>
    </style:style>
    <style:style style:name="P2" style:parent-style-name="Standard" style:family="paragraph">
      <style:paragraph-properties fo:text-align="center"/>
      <style:text-properties style:font-name="Arial" fo:font-weight="bold" style:font-weight-asian="bold" style:font-weight-complex="bold" fo:font-size="18pt" style:font-size-asian="18pt" style:font-size-complex="18pt"/>
    </style:style>
    <style:style style:name="P3" style:parent-style-name="Standard" style:family="paragraph">
      <style:text-properties style:font-name="Arial" fo:font-size="11pt" style:font-size-asian="11pt" style:font-size-complex="11pt"/>
    </style:style>
    <style:style style:name="P4" style:parent-style-name="Standard" style:family="paragraph">
      <style:text-properties style:font-name="Arial" fo:font-size="11pt" style:font-size-asian="11pt" style:font-size-complex="11pt"/>
    </style:style>
    <style:style style:name="P5" style:parent-style-name="Standard" style:family="paragraph">
      <style:text-properties style:font-name="Arial" fo:font-size="11pt" style:font-size-asian="11pt" style:font-size-complex="11pt"/>
    </style:style>
    <style:style style:name="P6" style:parent-style-name="Standard" style:family="paragraph">
      <style:text-properties style:font-name="Arial" fo:font-size="11pt" style:font-size-asian="11pt" style:font-size-complex="11pt"/>
    </style:style>
    <style:style style:name="P7" style:parent-style-name="Standard" style:family="paragraph">
      <style:text-properties style:font-name="Arial" fo:font-weight="bold" style:font-weight-asian="bold" style:font-weight-complex="bold" fo:font-size="11pt" style:font-size-asian="11pt" style:font-size-complex="11pt"/>
    </style:style>
    <style:style style:name="P8" style:parent-style-name="Standard" style:family="paragraph">
      <style:text-properties style:font-name="Arial" fo:font-weight="bold" style:font-weight-asian="bold" style:font-weight-complex="bold"/>
    </style:style>
    <style:style style:name="P9" style:parent-style-name="Standard" style:family="paragraph">
      <style:text-properties style:font-name="Arial" fo:font-size="11pt" style:font-size-asian="11pt" style:font-size-complex="11pt"/>
    </style:style>
    <style:style style:name="P10" style:parent-style-name="Standard" style:family="paragraph">
      <style:text-properties style:font-name="Arial" fo:font-size="11pt" style:font-size-asian="11pt" style:font-size-complex="11pt"/>
    </style:style>
    <style:style style:name="P11" style:parent-style-name="Standard" style:family="paragraph">
      <style:text-properties style:font-name="Arial" fo:font-size="11pt" style:font-size-asian="11pt" style:font-size-complex="11pt"/>
    </style:style>
    <style:style style:name="P12" style:parent-style-name="Standard" style:family="paragraph">
      <style:text-properties style:font-name="Arial" fo:font-weight="bold" style:font-weight-asian="bold" style:font-weight-complex="bold" fo:font-size="11pt" style:font-size-asian="11pt" style:font-size-complex="11pt"/>
    </style:style>
    <style:style style:name="P13" style:parent-style-name="Standard" style:family="paragraph">
      <style:text-properties style:font-name="Arial" fo:font-weight="bold" style:font-weight-asian="bold" style:font-weight-complex="bold"/>
    </style:style>
    <style:style style:name="P14" style:parent-style-name="Standard" style:family="paragraph">
      <style:text-properties style:font-name="Arial" fo:font-weight="bold" style:font-weight-asian="bold" style:font-weight-complex="bold" fo:font-size="11pt" style:font-size-asian="11pt" style:font-size-complex="11pt"/>
    </style:style>
    <style:style style:name="P15" style:parent-style-name="Standard" style:family="paragraph">
      <style:text-properties style:font-name="Arial" fo:font-size="11pt" style:font-size-asian="11pt" style:font-size-complex="11pt"/>
    </style:style>
    <style:style style:name="P16" style:parent-style-name="Standard" style:family="paragraph">
      <style:text-properties style:font-name="Arial" fo:font-size="11pt" style:font-size-asian="11pt" style:font-size-complex="11pt"/>
    </style:style>
    <style:style style:name="T17" style:parent-style-name="DefaultParagraphFont" style:family="text">
      <style:text-properties style:font-name="Arial" fo:font-size="11pt" style:font-size-asian="11pt" style:font-size-complex="11pt"/>
    </style:style>
    <style:style style:name="T18" style:parent-style-name="DefaultParagraphFont" style:family="text">
      <style:text-properties style:font-name="Arial" fo:font-size="11pt" style:font-size-asian="11pt" style:font-size-complex="11pt"/>
    </style:style>
    <style:style style:name="P19" style:parent-style-name="Standard" style:family="paragraph">
      <style:text-properties style:font-name="Arial" fo:font-size="11pt" style:font-size-asian="11pt" style:font-size-complex="11pt"/>
    </style:style>
    <style:style style:name="T20" style:parent-style-name="DefaultParagraphFont" style:family="text">
      <style:text-properties style:font-name="Arial" fo:font-size="11pt" style:font-size-asian="11pt" style:font-size-complex="11pt"/>
    </style:style>
    <style:style style:name="P21" style:parent-style-name="Standard" style:family="paragraph">
      <style:text-properties style:font-name="Arial" fo:font-size="11pt" style:font-size-asian="11pt" style:font-size-complex="11pt"/>
    </style:style>
    <style:style style:name="P22" style:parent-style-name="Standard" style:family="paragraph">
      <style:text-properties style:font-name="Arial" fo:font-size="11pt" style:font-size-asian="11pt" style:font-size-complex="11pt"/>
    </style:style>
    <style:style style:name="P23" style:parent-style-name="Standard" style:family="paragraph">
      <style:text-properties style:font-name="Arial" fo:font-size="11pt" style:font-size-asian="11pt" style:font-size-complex="11pt"/>
    </style:style>
    <style:style style:name="T24" style:parent-style-name="DefaultParagraphFont" style:family="text">
      <style:text-properties style:font-name="Arial" fo:font-size="11pt" style:font-size-asian="11pt" style:font-size-complex="11pt"/>
    </style:style>
    <style:style style:name="T25" style:parent-style-name="DefaultParagraphFont" style:family="text">
      <style:text-properties style:font-name="Arial" fo:font-size="11pt" style:font-size-asian="11pt" style:font-size-complex="11pt"/>
    </style:style>
    <style:style style:name="T26" style:parent-style-name="DefaultParagraphFont" style:family="text">
      <style:text-properties style:font-name="Arial" fo:font-size="11pt" style:font-size-asian="11pt" style:font-size-complex="11pt"/>
    </style:style>
    <style:style style:name="T27" style:parent-style-name="DefaultParagraphFont" style:family="text">
      <style:text-properties style:font-name="Arial" fo:font-size="11pt" style:font-size-asian="11pt" style:font-size-complex="11pt"/>
    </style:style>
    <style:style style:name="P28" style:parent-style-name="Standard" style:family="paragraph">
      <style:text-properties style:font-name="Arial" fo:font-size="11pt" style:font-size-asian="11pt" style:font-size-complex="11pt"/>
    </style:style>
    <style:style style:name="P29" style:parent-style-name="Standard" style:family="paragraph">
      <style:text-properties style:font-name="Arial" fo:font-size="11pt" style:font-size-asian="11pt" style:font-size-complex="11pt"/>
    </style:style>
    <style:style style:name="P30" style:parent-style-name="Standard" style:family="paragraph">
      <style:text-properties style:font-name="Arial" fo:font-size="11pt" style:font-size-asian="11pt" style:font-size-complex="11pt"/>
    </style:style>
    <style:style style:name="T31" style:parent-style-name="DefaultParagraphFont" style:family="text">
      <style:text-properties style:font-name="Arial" fo:font-size="11pt" style:font-size-asian="11pt" style:font-size-complex="11pt"/>
    </style:style>
    <style:style style:name="P32" style:parent-style-name="Standard" style:family="paragraph">
      <style:text-properties style:font-name="Arial" fo:font-size="11pt" style:font-size-asian="11pt" style:font-size-complex="11pt"/>
    </style:style>
    <style:style style:name="P33" style:parent-style-name="Standard" style:family="paragraph">
      <style:text-properties style:font-name="Arial" fo:font-size="11pt" style:font-size-asian="11pt" style:font-size-complex="11pt"/>
    </style:style>
    <style:style style:name="P34" style:parent-style-name="Standard" style:family="paragraph">
      <style:text-properties style:font-name="Arial" fo:font-size="11pt" style:font-size-asian="11pt" style:font-size-complex="11pt"/>
    </style:style>
    <style:style style:name="P35" style:parent-style-name="Standard" style:family="paragraph">
      <style:text-properties style:font-name="Arial" fo:font-size="11pt" style:font-size-asian="11pt" style:font-size-complex="11pt"/>
    </style:style>
    <style:style style:name="P36" style:parent-style-name="Standard" style:family="paragraph">
      <style:text-properties style:font-name="Arial" fo:font-size="11pt" style:font-size-asian="11pt" style:font-size-complex="11pt"/>
    </style:style>
    <style:style style:name="P37" style:parent-style-name="Standard" style:family="paragraph">
      <style:text-properties style:font-name="Arial" fo:font-size="11pt" style:font-size-asian="11pt" style:font-size-complex="11pt"/>
    </style:style>
    <style:style style:name="T38" style:parent-style-name="DefaultParagraphFont" style:family="text">
      <style:text-properties style:font-name="Arial" fo:font-size="11pt" style:font-size-asian="11pt" style:font-size-complex="11pt"/>
    </style:style>
    <style:style style:name="P39" style:parent-style-name="Standard" style:family="paragraph">
      <style:text-properties style:font-name="Arial" fo:font-size="11pt" style:font-size-asian="11pt" style:font-size-complex="11pt"/>
    </style:style>
    <style:style style:name="P40" style:parent-style-name="Standard" style:family="paragraph">
      <style:text-properties style:font-name="Arial" fo:font-size="11pt" style:font-size-asian="11pt" style:font-size-complex="11pt"/>
    </style:style>
    <style:style style:name="P41" style:parent-style-name="Standard" style:family="paragraph">
      <style:text-properties style:font-name="Arial" fo:font-size="11pt" style:font-size-asian="11pt" style:font-size-complex="11pt"/>
    </style:style>
    <style:style style:name="P42" style:parent-style-name="Standard" style:family="paragraph">
      <style:text-properties style:font-name="Arial" fo:font-size="11pt" style:font-size-asian="11pt" style:font-size-complex="11pt"/>
    </style:style>
    <style:style style:name="P43" style:parent-style-name="Standard" style:family="paragraph">
      <style:text-properties style:font-name="Arial" fo:font-weight="bold" style:font-weight-asian="bold" style:font-weight-complex="bold" fo:font-size="11pt" style:font-size-asian="11pt" style:font-size-complex="11pt"/>
    </style:style>
    <style:style style:name="P44" style:parent-style-name="Standard" style:family="paragraph">
      <style:text-properties style:font-name="Arial" fo:font-size="11pt" style:font-size-asian="11pt" style:font-size-complex="11pt"/>
    </style:style>
    <style:style style:name="P45" style:parent-style-name="Standard" style:family="paragraph">
      <style:text-properties style:font-name="Arial" fo:font-size="11pt" style:font-size-asian="11pt" style:font-size-complex="11pt"/>
    </style:style>
    <style:style style:name="P46" style:parent-style-name="Standard" style:family="paragraph">
      <style:text-properties style:font-name="Arial" fo:font-size="11pt" style:font-size-asian="11pt" style:font-size-complex="11pt"/>
    </style:style>
    <style:style style:name="P47" style:parent-style-name="Standard" style:family="paragraph">
      <style:text-properties style:font-name="Arial" fo:font-size="11pt" style:font-size-asian="11pt" style:font-size-complex="11pt"/>
    </style:style>
    <style:style style:name="P48" style:parent-style-name="Standard" style:family="paragraph">
      <style:text-properties style:font-name="Arial" fo:font-size="11pt" style:font-size-asian="11pt" style:font-size-complex="11pt"/>
    </style:style>
    <style:style style:name="P49" style:parent-style-name="Standard" style:family="paragraph">
      <style:text-properties style:font-name="Arial" fo:font-size="11pt" style:font-size-asian="11pt" style:font-size-complex="11pt"/>
    </style:style>
    <style:style style:name="P50" style:parent-style-name="Standard" style:family="paragraph">
      <style:text-properties style:font-name="Arial" fo:font-size="11pt" style:font-size-asian="11pt" style:font-size-complex="11pt"/>
    </style:style>
    <style:style style:name="P51" style:parent-style-name="Standard" style:family="paragraph">
      <style:text-properties style:font-name="Arial" fo:font-size="11pt" style:font-size-asian="11pt" style:font-size-complex="11pt"/>
    </style:style>
    <style:style style:name="P52" style:parent-style-name="Standard" style:family="paragraph">
      <style:text-properties style:font-name="Arial" fo:font-size="11pt" style:font-size-asian="11pt" style:font-size-complex="11pt"/>
    </style:style>
    <style:style style:name="P53" style:parent-style-name="Standard" style:family="paragraph">
      <style:text-properties style:font-name="Arial" fo:font-size="11pt" style:font-size-asian="11pt" style:font-size-complex="11pt"/>
    </style:style>
    <style:style style:name="P54" style:parent-style-name="Standard" style:family="paragraph">
      <style:text-properties style:font-name="Arial" fo:font-size="11pt" style:font-size-asian="11pt" style:font-size-complex="11pt"/>
    </style:style>
    <style:style style:name="P55" style:parent-style-name="Standard" style:family="paragraph">
      <style:text-properties style:font-name="Arial" fo:font-size="11pt" style:font-size-asian="11pt" style:font-size-complex="11pt"/>
    </style:style>
    <style:style style:name="P56" style:parent-style-name="Standard" style:family="paragraph">
      <style:text-properties style:font-name="Arial" fo:font-size="11pt" style:font-size-asian="11pt" style:font-size-complex="11pt"/>
    </style:style>
    <style:style style:name="P57" style:parent-style-name="Standard" style:family="paragraph">
      <style:text-properties style:font-name="Arial" fo:font-size="11pt" style:font-size-asian="11pt" style:font-size-complex="11pt"/>
    </style:style>
    <style:style style:name="P58" style:parent-style-name="Standard" style:family="paragraph">
      <style:text-properties style:font-name="Arial" fo:font-size="11pt" style:font-size-asian="11pt" style:font-size-complex="11pt"/>
    </style:style>
    <style:style style:name="P59" style:parent-style-name="Standard" style:family="paragraph">
      <style:text-properties style:font-name="Arial" fo:font-size="11pt" style:font-size-asian="11pt" style:font-size-complex="11pt"/>
    </style:style>
    <style:style style:name="P60" style:parent-style-name="Standard" style:family="paragraph">
      <style:text-properties style:font-name="Arial" fo:font-size="11pt" style:font-size-asian="11pt" style:font-size-complex="11pt"/>
    </style:style>
    <style:style style:name="P61" style:parent-style-name="Standard" style:family="paragraph">
      <style:text-properties style:font-name="Arial" fo:font-size="11pt" style:font-size-asian="11pt" style:font-size-complex="11pt"/>
    </style:style>
    <style:style style:name="P62" style:parent-style-name="Standard" style:family="paragraph">
      <style:text-properties style:font-name="Arial" fo:font-size="11pt" style:font-size-asian="11pt" style:font-size-complex="11pt"/>
    </style:style>
    <style:style style:name="P63" style:parent-style-name="Standard" style:family="paragraph">
      <style:text-properties style:font-name="Arial" fo:font-size="11pt" style:font-size-asian="11pt" style:font-size-complex="11pt"/>
    </style:style>
    <style:style style:name="P64" style:parent-style-name="Standard" style:family="paragraph">
      <style:text-properties style:font-name="Arial" fo:font-size="11pt" style:font-size-asian="11pt" style:font-size-complex="11pt"/>
    </style:style>
    <style:style style:name="P65" style:parent-style-name="Standard" style:family="paragraph">
      <style:text-properties style:font-name="Arial" fo:font-size="11pt" style:font-size-asian="11pt" style:font-size-complex="11pt"/>
    </style:style>
    <style:style style:name="P66" style:parent-style-name="Standard" style:family="paragraph">
      <style:text-properties style:font-name="Arial" fo:font-size="11pt" style:font-size-asian="11pt" style:font-size-complex="11pt"/>
    </style:style>
    <style:style style:name="P67" style:parent-style-name="Standard" style:family="paragraph">
      <style:text-properties style:font-name="Arial" fo:font-size="11pt" style:font-size-asian="11pt" style:font-size-complex="11pt"/>
    </style:style>
    <style:style style:name="P68" style:parent-style-name="Standard" style:family="paragraph">
      <style:text-properties style:font-name="Arial" fo:font-size="11pt" style:font-size-asian="11pt" style:font-size-complex="11pt"/>
    </style:style>
    <style:style style:name="P69" style:parent-style-name="Standard" style:family="paragraph">
      <style:text-properties style:font-name="Arial" fo:font-size="11pt" style:font-size-asian="11pt" style:font-size-complex="11pt"/>
    </style:style>
    <style:style style:name="P70" style:parent-style-name="Standard" style:family="paragraph">
      <style:text-properties style:font-name="Arial" fo:font-size="11pt" style:font-size-asian="11pt" style:font-size-complex="11pt"/>
    </style:style>
    <style:style style:name="P71" style:parent-style-name="Standard" style:family="paragraph">
      <style:text-properties style:font-name="Arial" fo:font-size="11pt" style:font-size-asian="11pt" style:font-size-complex="11pt"/>
    </style:style>
    <style:style style:name="P72" style:parent-style-name="Standard" style:family="paragraph">
      <style:text-properties style:font-name="Arial" fo:font-size="11pt" style:font-size-asian="11pt" style:font-size-complex="11pt"/>
    </style:style>
    <style:style style:name="P73" style:parent-style-name="Standard" style:family="paragraph">
      <style:text-properties style:font-name="Arial" fo:font-size="11pt" style:font-size-asian="11pt" style:font-size-complex="11pt"/>
    </style:style>
    <style:style style:name="P74" style:parent-style-name="Standard" style:family="paragraph">
      <style:text-properties style:font-name="Arial" fo:font-size="11pt" style:font-size-asian="11pt" style:font-size-complex="11pt"/>
    </style:style>
    <style:style style:name="P75" style:parent-style-name="Standard" style:family="paragraph">
      <style:text-properties style:font-name="Arial" fo:font-size="11pt" style:font-size-asian="11pt" style:font-size-complex="11pt"/>
    </style:style>
    <style:style style:name="P76" style:parent-style-name="Standard" style:family="paragraph">
      <style:text-properties style:font-name="Arial" fo:font-size="11pt" style:font-size-asian="11pt" style:font-size-complex="11pt"/>
    </style:style>
    <style:style style:name="P77" style:parent-style-name="Standard" style:family="paragraph">
      <style:text-properties style:font-name="Arial" fo:font-size="11pt" style:font-size-asian="11pt" style:font-size-complex="11pt"/>
    </style:style>
    <style:style style:name="P78" style:parent-style-name="Standard" style:family="paragraph">
      <style:text-properties style:font-name="Arial" fo:font-size="11pt" style:font-size-asian="11pt" style:font-size-complex="11pt"/>
    </style:style>
    <style:style style:name="P79" style:parent-style-name="Standard" style:family="paragraph">
      <style:text-properties style:font-name="Arial" fo:font-size="11pt" style:font-size-asian="11pt" style:font-size-complex="11pt"/>
    </style:style>
    <style:style style:name="P80" style:parent-style-name="Standard" style:family="paragraph">
      <style:text-properties style:font-name="Arial" fo:font-size="11pt" style:font-size-asian="11pt" style:font-size-complex="11pt"/>
    </style:style>
    <style:style style:name="P81" style:parent-style-name="Standard" style:family="paragraph">
      <style:text-properties style:font-name="Arial" fo:font-size="11pt" style:font-size-asian="11pt" style:font-size-complex="11pt"/>
    </style:style>
    <style:style style:name="P82" style:parent-style-name="Standard" style:family="paragraph">
      <style:text-properties style:font-name="Arial" fo:font-size="11pt" style:font-size-asian="11pt" style:font-size-complex="11pt"/>
    </style:style>
    <style:style style:name="P83" style:parent-style-name="Standard" style:family="paragraph">
      <style:text-properties style:font-name="Arial" fo:font-size="11pt" style:font-size-asian="11pt" style:font-size-complex="11pt"/>
    </style:style>
    <style:style style:name="P84" style:parent-style-name="Standard" style:family="paragraph">
      <style:text-properties style:font-name="Arial" fo:font-size="11pt" style:font-size-asian="11pt" style:font-size-complex="11pt"/>
    </style:style>
    <style:style style:name="P85" style:parent-style-name="Standard" style:family="paragraph">
      <style:text-properties style:font-name="Arial" fo:font-size="11pt" style:font-size-asian="11pt" style:font-size-complex="11pt"/>
    </style:style>
    <style:style style:name="T86" style:parent-style-name="DefaultParagraphFont" style:family="text">
      <style:text-properties style:font-name="Arial" fo:font-size="11pt" style:font-size-asian="11pt" style:font-size-complex="11pt"/>
    </style:style>
    <style:style style:name="T87" style:parent-style-name="DefaultParagraphFont" style:family="text">
      <style:text-properties style:font-name="Arial" fo:font-size="11pt" style:font-size-asian="11pt" style:font-size-complex="11pt"/>
    </style:style>
    <style:style style:name="T88" style:parent-style-name="DefaultParagraphFont" style:family="text">
      <style:text-properties style:font-name="Arial" style:text-position="super 63.6%" fo:font-size="11pt" style:font-size-asian="11pt" style:font-size-complex="11pt"/>
    </style:style>
    <style:style style:name="P89" style:parent-style-name="Standard" style:family="paragraph">
      <style:text-properties style:font-name="Arial" fo:color="#222222" fo:font-size="11pt" style:font-size-asian="11pt" style:font-size-complex="11pt"/>
    </style:style>
    <style:style style:name="T90" style:parent-style-name="DefaultParagraphFont" style:family="text">
      <style:text-properties style:font-name="Arial" fo:color="#222222" fo:font-size="11pt" style:font-size-asian="11pt" style:font-size-complex="11pt"/>
    </style:style>
    <style:style style:name="T91" style:parent-style-name="DefaultParagraphFont" style:family="text">
      <style:text-properties style:font-name="Arial" fo:color="#000000" fo:font-size="11pt" style:font-size-asian="11pt" style:font-size-complex="11pt"/>
    </style:style>
    <style:style style:name="T92" style:parent-style-name="DefaultParagraphFont" style:family="text">
      <style:text-properties style:font-name="Arial" fo:color="#000000" fo:font-size="11pt" style:font-size-asian="11pt" style:font-size-complex="11pt"/>
    </style:style>
    <style:style style:name="P93" style:parent-style-name="Standard" style:family="paragraph">
      <style:text-properties style:font-name="Arial" fo:color="#000000" fo:font-size="11pt" style:font-size-asian="11pt" style:font-size-complex="11pt"/>
    </style:style>
    <style:style style:name="T94" style:parent-style-name="DefaultParagraphFont" style:family="text">
      <style:text-properties style:font-name="Arial" fo:color="#000000" fo:font-size="11pt" style:font-size-asian="11pt" style:font-size-complex="11pt"/>
    </style:style>
    <style:style style:name="T95" style:parent-style-name="DefaultParagraphFont" style:family="text">
      <style:text-properties style:font-name="Arial" fo:color="#000000" fo:font-size="11pt" style:font-size-asian="11pt" style:font-size-complex="11pt"/>
    </style:style>
    <style:style style:name="T96" style:parent-style-name="DefaultParagraphFont" style:family="text">
      <style:text-properties style:font-name="Arial" fo:color="#000000" fo:font-size="11pt" style:font-size-asian="11pt" style:font-size-complex="11pt"/>
    </style:style>
    <style:style style:name="P97" style:parent-style-name="Standard" style:family="paragraph">
      <style:text-properties style:font-name="Arial" fo:color="#000000" fo:font-size="11pt" style:font-size-asian="11pt" style:font-size-complex="11pt"/>
    </style:style>
    <style:style style:name="T98" style:parent-style-name="DefaultParagraphFont" style:family="text">
      <style:text-properties style:font-name="Arial" fo:color="#000000" fo:font-size="11pt" style:font-size-asian="11pt" style:font-size-complex="11pt"/>
    </style:style>
    <style:style style:name="P99" style:parent-style-name="Standard" style:family="paragraph">
      <style:text-properties style:font-name="Arial" fo:color="#000000" fo:font-size="11pt" style:font-size-asian="11pt" style:font-size-complex="11pt"/>
    </style:style>
    <style:style style:name="P100" style:parent-style-name="Standard" style:family="paragraph">
      <style:text-properties style:font-name="Arial" fo:color="#222222" fo:font-size="11pt" style:font-size-asian="11pt" style:font-size-complex="11pt"/>
    </style:style>
    <style:style style:name="T101" style:parent-style-name="DefaultParagraphFont" style:family="text">
      <style:text-properties style:font-name="Arial" fo:color="#000000" fo:font-size="11pt" style:font-size-asian="11pt" style:font-size-complex="11pt"/>
    </style:style>
    <style:style style:name="T102" style:parent-style-name="DefaultParagraphFont" style:family="text">
      <style:text-properties style:font-name="Arial" fo:color="#000000" fo:font-size="11pt" style:font-size-asian="11pt" style:font-size-complex="11pt"/>
    </style:style>
    <style:style style:name="T103" style:parent-style-name="DefaultParagraphFont" style:family="text">
      <style:text-properties style:font-name="Arial" fo:color="#000000" fo:font-size="11pt" style:font-size-asian="11pt" style:font-size-complex="11pt"/>
    </style:style>
    <style:style style:name="T104" style:parent-style-name="DefaultParagraphFont" style:family="text">
      <style:text-properties style:font-name="Arial" fo:color="#000000" fo:font-size="11pt" style:font-size-asian="11pt" style:font-size-complex="11pt"/>
    </style:style>
    <style:style style:name="T105" style:parent-style-name="DefaultParagraphFont" style:family="text">
      <style:text-properties style:font-name="Arial" fo:color="#000000" fo:font-size="11pt" style:font-size-asian="11pt" style:font-size-complex="11pt"/>
    </style:style>
    <style:style style:name="T106" style:parent-style-name="DefaultParagraphFont" style:family="text">
      <style:text-properties style:font-name="Arial" fo:color="#000000" fo:font-size="11pt" style:font-size-asian="11pt" style:font-size-complex="11pt"/>
    </style:style>
    <style:style style:name="T107" style:parent-style-name="DefaultParagraphFont" style:family="text">
      <style:text-properties style:font-name="Arial" fo:color="#000000" fo:font-size="11pt" style:font-size-asian="11pt" style:font-size-complex="11pt"/>
    </style:style>
    <style:style style:name="T108" style:parent-style-name="DefaultParagraphFont" style:family="text">
      <style:text-properties style:font-name="Arial" fo:color="#000000" fo:font-size="11pt" style:font-size-asian="11pt" style:font-size-complex="11pt"/>
    </style:style>
    <style:style style:name="T109" style:parent-style-name="DefaultParagraphFont" style:family="text">
      <style:text-properties style:font-name="Arial" fo:color="#000000" fo:font-size="11pt" style:font-size-asian="11pt" style:font-size-complex="11pt"/>
    </style:style>
    <style:style style:name="P110" style:parent-style-name="Standard" style:family="paragraph">
      <style:text-properties style:font-name="Arial" fo:color="#000000" fo:font-size="11pt" style:font-size-asian="11pt" style:font-size-complex="11pt"/>
    </style:style>
    <style:style style:name="P111" style:parent-style-name="Standard" style:family="paragraph">
      <style:text-properties style:font-name="Arial" fo:color="#000000" fo:font-size="11pt" style:font-size-asian="11pt" style:font-size-complex="11pt"/>
    </style:style>
    <style:style style:name="P112" style:parent-style-name="Standard" style:family="paragraph">
      <style:text-properties style:font-name="Arial" fo:color="#000000" fo:font-size="11pt" style:font-size-asian="11pt" style:font-size-complex="11pt"/>
    </style:style>
    <style:style style:name="P113" style:parent-style-name="Standard" style:family="paragraph">
      <style:text-properties style:font-name="Arial" fo:color="#000000" fo:font-size="11pt" style:font-size-asian="11pt" style:font-size-complex="11pt"/>
    </style:style>
    <style:style style:name="P114" style:parent-style-name="Standard" style:family="paragraph">
      <style:text-properties style:font-name="Arial" fo:color="#222222" fo:font-size="11pt" style:font-size-asian="11pt" style:font-size-complex="11pt"/>
    </style:style>
    <style:style style:name="P115" style:parent-style-name="Standard" style:family="paragraph">
      <style:text-properties style:font-name="Arial" fo:color="#222222" fo:font-size="11pt" style:font-size-asian="11pt" style:font-size-complex="11pt"/>
    </style:style>
    <style:style style:name="T116" style:parent-style-name="DefaultParagraphFont" style:family="text">
      <style:text-properties style:font-name="Arial" fo:color="#222222" fo:font-size="11pt" style:font-size-asian="11pt" style:font-size-complex="11pt"/>
    </style:style>
    <style:style style:name="T117" style:parent-style-name="DefaultParagraphFont" style:family="text">
      <style:text-properties style:font-name="Arial" fo:color="#222222" fo:font-size="11pt" style:font-size-asian="11pt" style:font-size-complex="11pt"/>
    </style:style>
    <style:style style:name="T118" style:parent-style-name="DefaultParagraphFont" style:family="text">
      <style:text-properties style:font-name="Arial" fo:color="#222222" fo:font-size="11pt" style:font-size-asian="11pt" style:font-size-complex="11pt"/>
    </style:style>
    <style:style style:name="T119" style:parent-style-name="DefaultParagraphFont" style:family="text">
      <style:text-properties style:font-name="Arial" fo:color="#222222" fo:font-size="11pt" style:font-size-asian="11pt" style:font-size-complex="11pt"/>
    </style:style>
    <style:style style:name="T120" style:parent-style-name="DefaultParagraphFont" style:family="text">
      <style:text-properties style:font-name="Arial" fo:color="#222222" fo:font-size="11pt" style:font-size-asian="11pt" style:font-size-complex="11pt"/>
    </style:style>
    <style:style style:name="P121" style:parent-style-name="Standard" style:family="paragraph">
      <style:text-properties style:font-name="Arial" fo:color="#222222" fo:font-size="11pt" style:font-size-asian="11pt" style:font-size-complex="11pt"/>
    </style:style>
    <style:style style:name="P122" style:parent-style-name="Standard" style:family="paragraph">
      <style:text-properties style:font-name="Arial" fo:color="#222222" fo:font-size="11pt" style:font-size-asian="11pt" style:font-size-complex="11pt"/>
    </style:style>
    <style:style style:name="T123" style:parent-style-name="DefaultParagraphFont" style:family="text">
      <style:text-properties style:font-name="Arial" fo:color="#222222" fo:font-size="11pt" style:font-size-asian="11pt" style:font-size-complex="11pt"/>
    </style:style>
    <style:style style:name="P124" style:parent-style-name="Standard" style:family="paragraph">
      <style:text-properties style:font-name="Arial" fo:color="#222222" fo:font-size="11pt" style:font-size-asian="11pt" style:font-size-complex="11pt"/>
    </style:style>
    <style:style style:name="P125" style:parent-style-name="Standard" style:family="paragraph">
      <style:text-properties style:font-name="Arial" fo:color="#000000" fo:font-size="11pt" style:font-size-asian="11pt" style:font-size-complex="11pt"/>
    </style:style>
    <style:style style:name="P126" style:parent-style-name="Standard" style:family="paragraph">
      <style:text-properties style:font-name="Arial" fo:color="#000000" fo:font-size="11pt" style:font-size-asian="11pt" style:font-size-complex="11pt"/>
    </style:style>
    <style:style style:name="T127" style:parent-style-name="DefaultParagraphFont" style:family="text">
      <style:text-properties style:font-name="Arial" fo:font-weight="bold" style:font-weight-asian="bold" style:font-weight-complex="bold" fo:color="#222222" fo:font-size="11pt" style:font-size-asian="11pt" style:font-size-complex="11pt"/>
    </style:style>
    <style:style style:name="P128" style:parent-style-name="Standard" style:family="paragraph">
      <style:text-properties style:font-name="Arial" fo:font-size="11pt" style:font-size-asian="11pt" style:font-size-complex="11pt"/>
    </style:style>
    <style:style style:name="P129" style:parent-style-name="Standard" style:family="paragraph">
      <style:text-properties style:font-name="Arial" fo:font-size="11pt" style:font-size-asian="11pt" style:font-size-complex="11pt"/>
    </style:style>
    <style:style style:name="P130" style:parent-style-name="Standard" style:family="paragraph">
      <style:text-properties style:font-name="Arial" fo:font-weight="bold" style:font-weight-asian="bold" fo:font-size="11pt" style:font-size-asian="11pt" style:font-size-complex="11pt"/>
    </style:style>
    <style:style style:name="P131" style:parent-style-name="Standard" style:family="paragraph">
      <style:text-properties style:font-name="Arial" fo:font-size="11pt" style:font-size-asian="11pt" style:font-size-complex="11pt"/>
    </style:style>
    <style:style style:name="P132" style:parent-style-name="Standard" style:family="paragraph">
      <style:text-properties style:font-name="Arial" fo:font-size="11pt" style:font-size-asian="11pt" style:font-size-complex="11pt"/>
    </style:style>
    <style:style style:name="P133" style:parent-style-name="Standard" style:family="paragraph">
      <style:text-properties style:font-name="Arial" fo:font-size="11pt" style:font-size-asian="11pt" style:font-size-complex="11pt"/>
    </style:style>
    <style:style style:name="P134" style:parent-style-name="Standard" style:family="paragraph">
      <style:text-properties style:font-name="Arial" fo:font-size="11pt" style:font-size-asian="11pt" style:font-size-complex="11pt"/>
    </style:style>
    <style:style style:name="P135" style:parent-style-name="Standard" style:family="paragraph">
      <style:text-properties style:font-name="Arial" fo:font-size="11pt" style:font-size-asian="11pt" style:font-size-complex="11pt"/>
    </style:style>
    <style:style style:name="P136" style:parent-style-name="Standard" style:family="paragraph">
      <style:text-properties style:font-name="Arial" fo:font-weight="bold" style:font-weight-asian="bold" fo:font-size="11pt" style:font-size-asian="11pt" style:font-size-complex="11pt"/>
    </style:style>
    <style:style style:name="P137" style:parent-style-name="Standard" style:family="paragraph">
      <style:text-properties style:font-name="Arial" fo:font-size="11pt" style:font-size-asian="11pt" style:font-size-complex="11pt"/>
    </style:style>
    <style:style style:name="P138" style:parent-style-name="Standard" style:family="paragraph">
      <style:text-properties style:font-name="Arial" fo:color="#000000" fo:font-size="11pt" style:font-size-asian="11pt" style:font-size-complex="11pt"/>
    </style:style>
    <style:style style:name="P139" style:parent-style-name="Standard" style:family="paragraph">
      <style:paragraph-properties fo:margin-left="0.4923in">
        <style:tab-stops/>
      </style:paragraph-properties>
    </style:style>
    <style:style style:name="T140" style:parent-style-name="DefaultParagraphFont" style:family="text">
      <style:text-properties style:font-name="Arial" fo:color="#000000" fo:font-size="11pt" style:font-size-asian="11pt" style:font-size-complex="11pt"/>
    </style:style>
    <style:style style:name="T141" style:parent-style-name="DefaultParagraphFont" style:family="text">
      <style:text-properties style:font-name="Arial" fo:color="#000000" fo:font-size="11pt" style:font-size-asian="11pt" style:font-size-complex="11pt"/>
    </style:style>
    <style:style style:name="T142" style:parent-style-name="DefaultParagraphFont" style:family="text">
      <style:text-properties style:font-name="Arial" style:font-name-complex="Segoe UI" fo:color="#000000" fo:font-size="11pt" style:font-size-asian="11pt" style:font-size-complex="11pt" fo:background-color="#FFFFFF"/>
    </style:style>
    <style:style style:name="P143" style:parent-style-name="Standard" style:family="paragraph">
      <style:paragraph-properties fo:margin-left="0.4923in">
        <style:tab-stops/>
      </style:paragraph-properties>
    </style:style>
    <style:style style:name="T144" style:parent-style-name="DefaultParagraphFont" style:family="text">
      <style:text-properties style:font-name="Arial" fo:color="#000000" fo:font-size="11pt" style:font-size-asian="11pt" style:font-size-complex="11pt"/>
    </style:style>
    <style:style style:name="P145" style:parent-style-name="Standard" style:family="paragraph">
      <style:paragraph-properties fo:margin-left="0.4923in">
        <style:tab-stops/>
      </style:paragraph-properties>
    </style:style>
    <style:style style:name="T146" style:parent-style-name="DefaultParagraphFont" style:family="text">
      <style:text-properties style:font-name="Arial" style:font-name-complex="Segoe UI" fo:color="#000000" fo:font-size="11pt" style:font-size-asian="11pt" style:font-size-complex="11pt" fo:background-color="#FFFFFF"/>
    </style:style>
    <style:style style:name="T147" style:parent-style-name="DefaultParagraphFont" style:family="text">
      <style:text-properties style:font-name="Arial" style:font-name-complex="Segoe UI" fo:color="#000000" fo:font-size="11pt" style:font-size-asian="11pt" style:font-size-complex="11pt" fo:background-color="#FFFFFF"/>
    </style:style>
    <style:style style:name="P148" style:parent-style-name="Standard" style:family="paragraph">
      <style:paragraph-properties fo:margin-left="0.4923in">
        <style:tab-stops/>
      </style:paragraph-properties>
    </style:style>
    <style:style style:name="T149" style:parent-style-name="DefaultParagraphFont" style:family="text">
      <style:text-properties style:font-name="Arial" style:font-name-complex="Segoe UI" fo:color="#000000" fo:font-size="11pt" style:font-size-asian="11pt" style:font-size-complex="11pt" fo:background-color="#FFFFFF"/>
    </style:style>
    <style:style style:name="T150" style:parent-style-name="DefaultParagraphFont" style:family="text">
      <style:text-properties style:font-name="Arial" style:font-name-complex="Segoe UI" fo:color="#000000" style:text-position="super 63.6%" fo:font-size="11pt" style:font-size-asian="11pt" style:font-size-complex="11pt" fo:background-color="#FFFFFF"/>
    </style:style>
    <style:style style:name="P151" style:parent-style-name="Standard" style:family="paragraph">
      <style:paragraph-properties fo:margin-left="0.4923in">
        <style:tab-stops/>
      </style:paragraph-properties>
      <style:text-properties style:font-name="Arial" fo:color="#000000" fo:font-size="11pt" style:font-size-asian="11pt" style:font-size-complex="11pt"/>
    </style:style>
    <style:style style:name="P152" style:parent-style-name="Standard" style:family="paragraph">
      <style:text-properties style:font-name="Arial" style:font-name-complex="Segoe UI" fo:color="#000000" fo:font-size="11pt" style:font-size-asian="11pt" style:font-size-complex="11pt" fo:background-color="#FFFFFF"/>
    </style:style>
    <style:style style:name="P153"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54"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55" style:parent-style-name="Standard" style:family="paragraph">
      <style:paragraph-properties fo:margin-left="0.4923in">
        <style:tab-stops/>
      </style:paragraph-properties>
    </style:style>
    <style:style style:name="T156" style:parent-style-name="DefaultParagraphFont" style:family="text">
      <style:text-properties style:font-name="Arial" style:font-name-complex="Segoe UI" fo:color="#000000" fo:font-size="11pt" style:font-size-asian="11pt" style:font-size-complex="11pt" fo:background-color="#FFFFFF"/>
    </style:style>
    <style:style style:name="P157" style:parent-style-name="Standard" style:family="paragraph">
      <style:text-properties style:font-name="Arial" style:font-name-complex="Segoe UI" fo:color="#000000" fo:font-size="11pt" style:font-size-asian="11pt" style:font-size-complex="11pt" fo:background-color="#FFFFFF"/>
    </style:style>
    <style:style style:name="P158" style:parent-style-name="Standard" style:family="paragraph">
      <style:text-properties style:font-name="Arial" style:font-name-complex="Segoe UI" fo:color="#000000" fo:font-size="11pt" style:font-size-asian="11pt" style:font-size-complex="11pt" fo:background-color="#FFFFFF"/>
    </style:style>
    <style:style style:name="P159" style:parent-style-name="Standard" style:family="paragraph">
      <style:text-properties style:font-name="Arial" style:font-name-complex="Segoe UI" fo:color="#000000" fo:font-size="11pt" style:font-size-asian="11pt" style:font-size-complex="11pt" fo:background-color="#FFFFFF"/>
    </style:style>
    <style:style style:name="P160" style:parent-style-name="Standard" style:family="paragraph">
      <style:text-properties style:font-name="Arial" style:font-name-complex="Segoe UI" fo:color="#000000" fo:font-size="11pt" style:font-size-asian="11pt" style:font-size-complex="11pt" fo:background-color="#FFFFFF"/>
    </style:style>
    <style:style style:name="P161"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62"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63" style:parent-style-name="Standard" style:family="paragraph">
      <style:paragraph-properties fo:margin-left="0.4923in">
        <style:tab-stops/>
      </style:paragraph-properties>
      <style:text-properties style:font-name="Arial" style:font-name-complex="Segoe UI" fo:color="#000000" fo:font-size="11pt" style:font-size-asian="11pt" style:font-size-complex="11pt" fo:background-color="#FFFFFF"/>
    </style:style>
    <style:style style:name="P164" style:parent-style-name="Standard" style:family="paragraph">
      <style:text-properties style:font-name="Arial" fo:font-size="11pt" style:font-size-asian="11pt" style:font-size-complex="11pt"/>
    </style:style>
    <style:style style:name="P165" style:parent-style-name="Standard" style:family="paragraph">
      <style:text-properties style:font-name="Arial" fo:color="#000000" fo:font-size="11pt" style:font-size-asian="11pt" style:font-size-complex="11pt"/>
    </style:style>
    <style:style style:name="P166" style:parent-style-name="Standard" style:family="paragraph">
      <style:text-properties style:font-name="Arial" fo:font-weight="bold" style:font-weight-asian="bold" fo:color="#FF0000" fo:font-size="11pt" style:font-size-asian="11pt" style:font-size-complex="11pt"/>
    </style:style>
    <style:style style:name="P167" style:parent-style-name="Standard" style:family="paragraph">
      <style:text-properties style:font-name="Arial" fo:font-size="11pt" style:font-size-asian="11pt" style:font-size-complex="11pt"/>
    </style:style>
    <style:style style:name="P168" style:parent-style-name="Standard" style:family="paragraph">
      <style:text-properties style:font-name="Arial" fo:font-size="11pt" style:font-size-asian="11pt" style:font-size-complex="11pt"/>
    </style:style>
    <style:style style:name="P169" style:parent-style-name="Standard" style:family="paragraph">
      <style:text-properties style:font-name="Arial" fo:font-size="11pt" style:font-size-asian="11pt" style:font-size-complex="11pt"/>
    </style:style>
    <style:style style:name="P170" style:parent-style-name="Standard" style:family="paragraph">
      <style:text-properties style:font-name="Arial" fo:font-size="11pt" style:font-size-asian="11pt" style:font-size-complex="11pt"/>
    </style:style>
    <style:style style:name="P171" style:parent-style-name="Standard" style:family="paragraph">
      <style:text-properties style:font-name="Arial" fo:font-weight="bold" style:font-weight-asian="bold" fo:font-size="11pt" style:font-size-asian="11pt" style:font-size-complex="11pt"/>
    </style:style>
    <style:style style:name="P172" style:parent-style-name="Standard" style:family="paragraph">
      <style:text-properties style:font-name="Arial" fo:font-weight="bold" style:font-weight-asian="bold" fo:font-size="11pt" style:font-size-asian="11pt" style:font-size-complex="11pt"/>
    </style:style>
    <style:style style:name="P173" style:parent-style-name="Standard" style:family="paragraph">
      <style:text-properties style:font-name="Arial" fo:font-size="11pt" style:font-size-asian="11pt" style:font-size-complex="11pt"/>
    </style:style>
    <style:style style:name="P174" style:parent-style-name="Standard" style:family="paragraph">
      <style:text-properties style:font-name="Arial" fo:font-size="11pt" style:font-size-asian="11pt" style:font-size-complex="11pt"/>
    </style:style>
    <style:style style:name="P175" style:parent-style-name="Standard" style:family="paragraph">
      <style:text-properties style:font-name="Arial" fo:font-size="11pt" style:font-size-asian="11pt" style:font-size-complex="11pt"/>
    </style:style>
    <style:style style:name="P176" style:parent-style-name="Standard" style:family="paragraph">
      <style:text-properties style:font-name="Arial" fo:font-size="11pt" style:font-size-asian="11pt" style:font-size-complex="11pt"/>
    </style:style>
    <style:style style:name="P177" style:parent-style-name="Standard" style:family="paragraph">
      <style:text-properties style:font-name="Arial" fo:font-size="11pt" style:font-size-asian="11pt" style:font-size-complex="11pt"/>
    </style:style>
    <style:style style:name="P178" style:parent-style-name="Standard" style:family="paragraph">
      <style:text-properties style:font-name="Arial" fo:font-size="11pt" style:font-size-asian="11pt" style:font-size-complex="11pt"/>
    </style:style>
    <style:style style:name="P179" style:parent-style-name="Standard" style:family="paragraph">
      <style:text-properties style:font-name="Arial" fo:font-size="11pt" style:font-size-asian="11pt" style:font-size-complex="11pt"/>
    </style:style>
    <style:style style:name="P180" style:parent-style-name="Standard" style:family="paragraph">
      <style:text-properties style:font-name="Arial" fo:font-size="11pt" style:font-size-asian="11pt" style:font-size-complex="11pt"/>
    </style:style>
    <style:style style:name="P181" style:parent-style-name="Standard" style:family="paragraph">
      <style:text-properties style:font-name="Arial" fo:font-size="11pt" style:font-size-asian="11pt" style:font-size-complex="11pt"/>
    </style:style>
    <style:style style:name="P182" style:parent-style-name="Standard" style:family="paragraph">
      <style:text-properties style:font-name="Arial" fo:font-size="11pt" style:font-size-asian="11pt" style:font-size-complex="11pt"/>
    </style:style>
    <style:style style:name="T183" style:parent-style-name="DefaultParagraphFont" style:family="text">
      <style:text-properties style:font-name="Arial" fo:font-size="11pt" style:font-size-asian="11pt" style:font-size-complex="11pt"/>
    </style:style>
    <style:style style:name="T184" style:parent-style-name="DefaultParagraphFont" style:family="text">
      <style:text-properties style:font-name="Arial" fo:font-size="11pt" style:font-size-asian="11pt" style:font-size-complex="11pt"/>
    </style:style>
    <style:style style:name="T185" style:parent-style-name="DefaultParagraphFont" style:family="text">
      <style:text-properties style:font-name="Arial" fo:font-size="11pt" style:font-size-asian="11pt" style:font-size-complex="11pt"/>
    </style:style>
    <style:style style:name="T186" style:parent-style-name="DefaultParagraphFont" style:family="text">
      <style:text-properties style:font-name="Arial" fo:font-size="11pt" style:font-size-asian="11pt" style:font-size-complex="11pt"/>
    </style:style>
    <style:style style:name="T187" style:parent-style-name="DefaultParagraphFont" style:family="text">
      <style:text-properties style:font-name="Arial" fo:font-size="11pt" style:font-size-asian="11pt" style:font-size-complex="11pt"/>
    </style:style>
    <style:style style:name="T188" style:parent-style-name="DefaultParagraphFont" style:family="text">
      <style:text-properties style:font-name="Arial" fo:font-size="11pt" style:font-size-asian="11pt" style:font-size-complex="11pt"/>
    </style:style>
    <style:style style:name="T189" style:parent-style-name="DefaultParagraphFont" style:family="text">
      <style:text-properties style:font-name="Arial" fo:font-size="11pt" style:font-size-asian="11pt" style:font-size-complex="11pt"/>
    </style:style>
    <style:style style:name="T190" style:parent-style-name="DefaultParagraphFont" style:family="text">
      <style:text-properties style:font-name="Arial" fo:font-size="11pt" style:font-size-asian="11pt" style:font-size-complex="11pt"/>
    </style:style>
    <style:style style:name="T191" style:parent-style-name="DefaultParagraphFont" style:family="text">
      <style:text-properties style:font-name="Arial" fo:font-size="11pt" style:font-size-asian="11pt" style:font-size-complex="11pt"/>
    </style:style>
    <style:style style:name="T192" style:parent-style-name="DefaultParagraphFont" style:family="text">
      <style:text-properties style:font-name="Arial" fo:font-size="11pt" style:font-size-asian="11pt" style:font-size-complex="11pt"/>
    </style:style>
    <style:style style:name="P193" style:parent-style-name="Normal" style:family="paragraph">
      <style:text-properties style:font-name="Arial" style:font-name-asian="Noto Sans CJK SC Regular" style:font-name-complex="FreeSans" style:letter-kerning="true" fo:font-size="11pt" style:font-size-asian="11pt" style:font-size-complex="11pt" fo:language="en" fo:country="US" style:language-complex="hi" style:country-complex="IN"/>
    </style:style>
    <style:style style:name="P194" style:parent-style-name="Standard" style:family="paragraph">
      <style:text-properties style:font-name="Arial" fo:font-size="11pt" style:font-size-asian="11pt" style:font-size-complex="11pt"/>
    </style:style>
    <style:style style:name="P195" style:parent-style-name="Standard" style:family="paragraph">
      <style:text-properties style:font-name="Arial" fo:font-size="11pt" style:font-size-asian="11pt" style:font-size-complex="11pt"/>
    </style:style>
    <style:style style:name="T196" style:parent-style-name="DefaultParagraphFont" style:family="text">
      <style:text-properties style:font-name="Arial" fo:font-size="11pt" style:font-size-asian="11pt" style:font-size-complex="11pt"/>
    </style:style>
    <style:style style:name="T197" style:parent-style-name="DefaultParagraphFont" style:family="text">
      <style:text-properties style:font-name="Arial" fo:font-size="11pt" style:font-size-asian="11pt" style:font-size-complex="11pt"/>
    </style:style>
    <style:style style:name="T198" style:parent-style-name="DefaultParagraphFont" style:family="text">
      <style:text-properties style:font-name="Arial" fo:font-size="11pt" style:font-size-asian="11pt" style:font-size-complex="11pt"/>
    </style:style>
    <style:style style:name="T199" style:parent-style-name="DefaultParagraphFont" style:family="text">
      <style:text-properties style:font-name="Arial" fo:font-size="11pt" style:font-size-asian="11pt" style:font-size-complex="11pt"/>
    </style:style>
    <style:style style:name="T200" style:parent-style-name="DefaultParagraphFont" style:family="text">
      <style:text-properties style:font-name="Arial" fo:font-size="11pt" style:font-size-asian="11pt" style:font-size-complex="11pt"/>
    </style:style>
    <style:style style:name="T201" style:parent-style-name="DefaultParagraphFont" style:family="text">
      <style:text-properties style:font-name="Arial" fo:font-size="11pt" style:font-size-asian="11pt" style:font-size-complex="11pt"/>
    </style:style>
    <style:style style:name="T202" style:parent-style-name="DefaultParagraphFont" style:family="text">
      <style:text-properties style:font-name="Arial" fo:font-size="11pt" style:font-size-asian="11pt" style:font-size-complex="11pt"/>
    </style:style>
    <style:style style:name="P203" style:parent-style-name="Standard" style:family="paragraph">
      <style:text-properties style:font-name="Arial" fo:font-size="11pt" style:font-size-asian="11pt" style:font-size-complex="11pt" fo:language="en" fo:country="SG"/>
    </style:style>
    <style:style style:name="P204" style:parent-style-name="Standard" style:family="paragraph">
      <style:text-properties style:font-name="Arial" fo:font-size="11pt" style:font-size-asian="11pt" style:font-size-complex="11pt"/>
    </style:style>
    <style:style style:name="T205" style:parent-style-name="DefaultParagraphFont" style:family="text">
      <style:text-properties style:font-name="Arial" fo:font-size="11pt" style:font-size-asian="11pt" style:font-size-complex="11pt"/>
    </style:style>
    <style:style style:name="T206" style:parent-style-name="DefaultParagraphFont" style:family="text">
      <style:text-properties style:font-name="Arial" fo:font-size="11pt" style:font-size-asian="11pt" style:font-size-complex="11pt"/>
    </style:style>
    <style:style style:name="T207" style:parent-style-name="DefaultParagraphFont" style:family="text">
      <style:text-properties style:font-name="Arial" fo:font-size="11pt" style:font-size-asian="11pt" style:font-size-complex="11pt"/>
    </style:style>
    <style:style style:name="P208" style:parent-style-name="Standard" style:family="paragraph">
      <style:text-properties style:font-name="Arial" fo:font-size="11pt" style:font-size-asian="11pt" style:font-size-complex="11pt"/>
    </style:style>
    <style:style style:name="P209" style:parent-style-name="Standard" style:family="paragraph">
      <style:text-properties style:font-name="Arial" fo:font-size="11pt" style:font-size-asian="11pt" style:font-size-complex="11pt"/>
    </style:style>
    <style:style style:name="T210" style:parent-style-name="DefaultParagraphFont" style:family="text">
      <style:text-properties style:font-name="Arial" fo:font-size="11pt" style:font-size-asian="11pt" style:font-size-complex="11pt"/>
    </style:style>
    <style:style style:name="T211" style:parent-style-name="DefaultParagraphFont" style:family="text">
      <style:text-properties style:font-name="Arial" style:font-name-asian="Noto Sans CJK SC Regular" style:font-name-complex="FreeSans" style:letter-kerning="true" fo:font-size="11pt" style:font-size-asian="11pt" style:font-size-complex="11pt" fo:language="en" fo:country="US" style:language-complex="hi" style:country-complex="IN"/>
    </style:style>
    <style:style style:name="T212" style:parent-style-name="DefaultParagraphFont" style:family="text">
      <style:text-properties style:font-name="Arial" style:font-name-asian="Noto Sans CJK SC Regular" style:font-name-complex="FreeSans" style:letter-kerning="true" fo:font-size="11pt" style:font-size-asian="11pt" style:font-size-complex="11pt" fo:language="en" fo:country="US" style:language-complex="hi" style:country-complex="IN"/>
    </style:style>
    <style:style style:name="T213" style:parent-style-name="DefaultParagraphFont" style:family="text">
      <style:text-properties style:font-name="Arial" style:font-name-asian="Noto Sans CJK SC Regular" style:font-name-complex="FreeSans" style:letter-kerning="true" fo:font-size="11pt" style:font-size-asian="11pt" style:font-size-complex="11pt" fo:language="en" fo:country="US" style:language-complex="hi" style:country-complex="IN"/>
    </style:style>
    <style:style style:name="T214" style:parent-style-name="DefaultParagraphFont" style:family="text">
      <style:text-properties style:font-name="Arial" style:font-name-asian="Noto Sans CJK SC Regular" style:font-name-complex="FreeSans" style:letter-kerning="true" fo:font-size="11pt" style:font-size-asian="11pt" style:font-size-complex="11pt" fo:language="en" fo:country="US" style:language-complex="hi" style:country-complex="IN"/>
    </style:style>
    <style:style style:name="T215" style:parent-style-name="DefaultParagraphFont" style:family="text">
      <style:text-properties style:font-name="Arial" style:font-name-asian="Noto Sans CJK SC Regular" style:font-name-complex="FreeSans" style:letter-kerning="true" fo:font-size="11pt" style:font-size-asian="11pt" style:font-size-complex="11pt" fo:language="en" fo:country="US" style:language-complex="hi" style:country-complex="IN"/>
    </style:style>
    <style:style style:name="T216" style:parent-style-name="DefaultParagraphFont" style:family="text">
      <style:text-properties style:font-name="Arial" style:font-name-asian="Noto Sans CJK SC Regular" style:font-name-complex="FreeSans" style:letter-kerning="true" fo:font-size="11pt" style:font-size-asian="11pt" style:font-size-complex="11pt" fo:language="en" fo:country="US" style:language-complex="hi" style:country-complex="IN"/>
    </style:style>
    <style:style style:name="T217" style:parent-style-name="DefaultParagraphFont" style:family="text">
      <style:text-properties style:font-name="Arial" style:font-name-asian="Noto Sans CJK SC Regular" style:font-name-complex="FreeSans" style:letter-kerning="true" fo:font-size="11pt" style:font-size-asian="11pt" style:font-size-complex="11pt" fo:language="en" fo:country="US" style:language-complex="hi" style:country-complex="IN"/>
    </style:style>
    <style:style style:name="P218" style:parent-style-name="Standard" style:family="paragraph">
      <style:text-properties style:font-name="Arial" fo:font-size="11pt" style:font-size-asian="11pt" style:font-size-complex="11pt"/>
    </style:style>
    <style:style style:name="P219" style:parent-style-name="Standard" style:family="paragraph">
      <style:text-properties style:font-name="Arial" fo:font-size="11pt" style:font-size-asian="11pt" style:font-size-complex="11pt"/>
    </style:style>
    <style:style style:name="P220" style:parent-style-name="Standard" style:family="paragraph">
      <style:text-properties style:font-name="Arial" fo:font-weight="bold" style:font-weight-asian="bold" fo:font-size="11pt" style:font-size-asian="11pt" style:font-size-complex="11pt"/>
    </style:style>
    <style:style style:name="P221" style:parent-style-name="Standard" style:family="paragraph">
      <style:text-properties style:font-name="Arial" fo:font-weight="bold" style:font-weight-asian="bold" style:font-weight-complex="bold" fo:color="#222222" fo:font-size="11pt" style:font-size-asian="11pt" style:font-size-complex="11pt"/>
    </style:style>
    <style:style style:name="T222" style:parent-style-name="DefaultParagraphFont" style:family="text">
      <style:text-properties fo:color="#000000"/>
    </style:style>
    <style:style style:name="T223" style:parent-style-name="DefaultParagraphFont" style:family="text">
      <style:text-properties fo:color="#000000"/>
    </style:style>
    <style:style style:name="T224" style:parent-style-name="DefaultParagraphFont" style:family="text">
      <style:text-properties style:font-name="Arial" fo:color="#222222" fo:font-size="11pt" style:font-size-asian="11pt" style:font-size-complex="11pt"/>
    </style:style>
    <style:style style:name="T225" style:parent-style-name="DefaultParagraphFont" style:family="text">
      <style:text-properties style:font-name-complex="Arial" fo:color="#000000" fo:background-color="#FFFFFF"/>
    </style:style>
    <style:style style:name="T226" style:parent-style-name="Emphasis" style:family="text">
      <style:text-properties style:font-name-complex="Arial" fo:font-style="normal" style:font-style-asian="normal" style:font-style-complex="normal" fo:color="#000000" fo:background-color="#FFFFFF"/>
    </style:style>
    <style:style style:name="T227" style:parent-style-name="DefaultParagraphFont" style:family="text">
      <style:text-properties style:font-name-complex="Arial" fo:color="#000000" fo:background-color="#FFFFFF"/>
    </style:style>
    <style:style style:name="T228" style:parent-style-name="DefaultParagraphFont" style:family="text">
      <style:text-properties style:font-name="Arial" style:font-name-complex="Arial" fo:color="#000000" fo:font-size="11pt" style:font-size-asian="11pt" style:font-size-complex="11pt" fo:background-color="#FFFFFF"/>
    </style:style>
    <style:style style:name="T229" style:parent-style-name="DefaultParagraphFont" style:family="text">
      <style:text-properties style:font-name="Arial" style:font-name-complex="Arial" fo:color="#000000" fo:font-size="11pt" style:font-size-asian="11pt" style:font-size-complex="11pt" fo:background-color="#FFFFFF"/>
    </style:style>
    <style:style style:name="P230" style:parent-style-name="Standard" style:family="paragraph">
      <style:text-properties style:font-name="Arial" fo:font-size="11pt" style:font-size-asian="11pt" style:font-size-complex="11pt"/>
    </style:style>
  </office:automatic-styles>
  <office:body>
    <office:text text:use-soft-page-breaks="true">
      <text:p text:style-name="P1">Comparative Genomics 2018</text:p>
      <text:p text:style-name="P2">Practical 1: Basic Genome Analysis</text:p>
      <text:p text:style-name="P3"/>
      <text:p text:style-name="P4">Group 11</text:p>
      <text:p text:style-name="P5">Shuhan Xu, Fuqi Xu, Milda Valiukonyte</text:p>
      <text:p text:style-name="P6"/>
      <text:p text:style-name="P7"/>
      <text:p text:style-name="P8">Summary</text:p>
      <text:p text:style-name="P9">In this practical, we practiced how to understand and use BLAST,<text:s/>interpret the BLAST and compared BLAST with a new sequence alignment tool, HMMER. We tried to predict genes in genomes, predict the protein one gene corresponds and find the homologous proteins of target genes. Also, we explained how BLAST and HMMER work and the evaluation of BLAST result.</text:p>
      <text:p text:style-name="P10"/>
      <text:p text:style-name="P11">In exercise 1, we found that the number of genes varies in different reference genomes, and we prefer to use the NCBI top hit genome since it is based on the BLAST result and more widely accepted. In exercise 3, we compared JackHMMER, HMMER, and BLAST. In general, HMMER is slower but more accurate<text:s/>and sensitive than BLAST</text:p>
      <text:p text:style-name="P12"/>
      <text:p text:style-name="P13">Key questions to answer</text:p>
      <text:p text:style-name="P14">Exercise 1</text:p>
      <text:p text:style-name="P15">1.</text:p>
      <text:p text:style-name="P16">09.fa.txt: Escherichia coli</text:p>
      <text:p text:style-name="Standard"><text:span text:style-name="T17">17.fa.txt: Streptomyces coelicolor</text:span></text:p>
      <text:p text:style-name="Standard"><text:span text:style-name="T18">24.fa.txt: Saccharomyces cerevisiae</text:span></text:p>
      <text:p text:style-name="P19">49.fa.txt: Rubrobacter xylanophilus</text:p>
      <text:p text:style-name="Standard"><text:span text:style-name="T20">51.fa.txt: Spiribacter curvatus</text:span></text:p>
      <text:p text:style-name="P21"/>
      <text:p text:style-name="P22">2.</text:p>
      <text:p text:style-name="P23">09.fa.txt: 5277676 bp from top hit</text:p>
      <text:p text:style-name="PreformattedText"><text:span text:style-name="T24">17.fa.txt: 8667507 bp from reference genome</text:span></text:p>
      <text:p text:style-name="Standard"><text:span text:style-name="T25">24.fa.txt: 1531933 bp from top hit</text:span></text:p>
      <text:p text:style-name="Standard"><text:span text:style-name="T26">49.fa.txt: 3225748 bp from top hit</text:span></text:p>
      <text:p text:style-name="Standard"><text:span text:style-name="T27">51.fa.txt: 1926631 bp from top hit</text:span></text:p>
      <text:p text:style-name="P28"/>
      <text:p text:style-name="P29">3.</text:p>
      <text:p text:style-name="P30">09.fa.txt: 5373 genes from top hit (5358 genes from reference genome)</text:p>
      <text:p text:style-name="PreformattedText"><text:span text:style-name="T31">17.fa.txt: 7910 genes from reference genome</text:span></text:p>
      <text:p text:style-name="P32">24.fa.txt: 799 genes from top hit (799 genes from reference genome)</text:p>
      <text:p text:style-name="P33">49.fa.txt: 3281 genes from top hit (3257 genes from reference genome)</text:p>
      <text:p text:style-name="P34">51.fa.txt: 1912 genes from top hit (1908 genes from reference genome)</text:p>
      <text:p text:style-name="P35"/>
      <text:p text:style-name="P36">4.</text:p>
      <text:p text:style-name="P37">09.fa.txt: prokaryotic</text:p>
      <text:p text:style-name="PreformattedText"><text:span text:style-name="T38">17.fa.txt: prokaryotic</text:span></text:p>
      <text:soft-page-break/>
      <text:p text:style-name="P39">24.fa.txt: eukaryotic</text:p>
      <text:p text:style-name="P40">49.fa.txt: prokaryotic</text:p>
      <text:p text:style-name="P41">51.fa.txt: prokaryotic</text:p>
      <text:p text:style-name="P42"/>
      <text:p text:style-name="P43">Exercise 2</text:p>
      <text:p text:style-name="P44">1.</text:p>
      <text:p text:style-name="P45">blastp: searches amino acid sequence against protein sequence database</text:p>
      <text:p text:style-name="P46">blastn: searches nucleotide sequence against nucleotide sequence database</text:p>
      <text:p text:style-name="P47">blastx: translates nucleotide sequence in all 6 reading frames and searches against protein database</text:p>
      <text:p text:style-name="P48">tblastn: searches protein sequence against nucleotide sequence database translated in all 6 reading frames</text:p>
      <text:p text:style-name="P49">tblastx: translates nucleotide sequence in all 6 reading frames and searches against nucleotide sequence database translated in all 6 reading frames.</text:p>
      <text:p text:style-name="P50"/>
      <text:p text:style-name="P51">2.</text:p>
      <text:p text:style-name="P52">run blastp against refseq</text:p>
      <text:p text:style-name="P53"/>
      <text:p text:style-name="P54"/>
      <text:p text:style-name="P55">3.</text:p>
      <text:p text:style-name="P56">A protein family is a group of<text:s/>closely related homologs which perform the same function.</text:p>
      <text:p text:style-name="P57">Protein families are then grouped into superfamily in which all members are homologs but may have different functions from one another.</text:p>
      <text:p text:style-name="P58"/>
      <text:p text:style-name="P59">3.1.</text:p>
      <text:p text:style-name="P60">There is a superfamily for this protein.</text:p>
      <text:p text:style-name="P61"/>
      <text:p text:style-name="P62">3.2.</text:p>
      <text:p text:style-name="P63">HSP90 superfamily</text:p>
      <text:p text:style-name="P64"/>
      <text:p text:style-name="P65">4.1</text:p>
      <text:p text:style-name="P66">Similarity is a measure of relationship between aligned sequences based on the degree of identity or similarity of amino acids at the matched positions.</text:p>
      <text:p text:style-name="P67"/>
      <text:p text:style-name="P68">Homology means that sequences are similar in structure or sequence due to a common ancestry.</text:p>
      <text:p text:style-name="P69"/>
      <text:p text:style-name="P70">4.2</text:p>
      <text:p text:style-name="P71">Homology is different from similarity. Homology comes from evolutionary relationship which may not be entirely evident from sequences, e.g. sequences which are distantly related may have low identity or similarity or sequences may be similar due<text:s/>to convergent evolution. Similarity is a quantitative method used to measure relationship between sequences based on alignment. Highly similar sequences with Evalue below a threshold are inferred to be homologous.</text:p>
      <text:p text:style-name="P72"/>
      <text:p text:style-name="P73">4.3</text:p>
      <text:p text:style-name="P74">When we are performing BLAST search,<text:s/>we are looking for highly similar sequences. We assume that highly similar sequences with Evalues below a threshold are homologous.</text:p>
      <text:p text:style-name="P75"/>
      <text:soft-page-break/>
      <text:p text:style-name="P76">5.</text:p>
      <text:p text:style-name="P77">In eukaryota, there are 555 hits and 464 organisms.</text:p>
      <text:p text:style-name="P78">In bacteria, there are 463 hits and 291 organisms.</text:p>
      <text:p text:style-name="P79"/>
      <text:p text:style-name="P80">The taxonomic<text:s/>spread is extended to both eukaryote (464) and bacteria (291). However, this protein family is not represented in Archaea.</text:p>
      <text:p text:style-name="P81"/>
      <text:p text:style-name="P82">6.</text:p>
      <text:p text:style-name="P83">The scores in substitution matrices represent the likelihood/feasibility<text:s/>with which one residue (nucleotide or amino acid)<text:s/>may mutated into another. Substitution matrices are used to align sequences. The alignment score is calculated from the summation of the substitution scores of all pairs of matched residues in an alignment (if there are no gaps).</text:p>
      <text:p text:style-name="P84"/>
      <text:p text:style-name="P85">6.1</text:p>
      <text:p text:style-name="Standard"><text:span text:style-name="T86">The BLOSUM matrix is generated based on mutation information from highly conserved regions in sequences. And the PAM matrix is b</text:span><text:span text:style-name="T87">ased on the substitution frequency of homologous protein sequences.</text:span><text:span text:style-name="T88">[1]</text:span></text:p>
      <text:p text:style-name="P89"/>
      <text:p text:style-name="Standard"><text:span text:style-name="T90">6.2</text:span></text:p>
      <text:p text:style-name="Standard"><text:span text:style-name="T91">PAM-N represents the substitution rate and the evolutionary distance. The larger N is, the lower the similarity is. For example, PAM 250 is used for sequences with around 20% simil</text:span><text:span text:style-name="T92">arities.</text:span></text:p>
      <text:p text:style-name="P93"/>
      <text:p text:style-name="Standard"><text:span text:style-name="T94">In BLOSUM, N represents the percenta</text:span><text:span text:style-name="T95">ge identity between sequences,<text:s/></text:span><text:span text:style-name="T96">the larger N is, the higher the similarity is. For example, BLOSUM 62 is used to compare sequences with 62% sequence similarities.</text:span></text:p>
      <text:p text:style-name="P97"/>
      <text:p text:style-name="Standard"><text:span text:style-name="T98">6.3</text:span></text:p>
      <text:p text:style-name="P99">BLAST uses<text:s/>these substitution matrices<text:s/>together with gap initiation and extension penalty to align<text:s/>sequences<text:s/>and calculate alignment score. The optimal alignment is the alignment which maximizes the alignment score. We measure similarity between sequences based on their alignment score with more similar sequences have higher score.</text:p>
      <text:p text:style-name="P100"><text:s/></text:p>
      <text:p text:style-name="Standard"><text:span text:style-name="T101">7.</text:span></text:p>
      <text:p text:style-name="Standard"><text:span text:style-name="T102">Top three homologues:</text:span></text:p>
      <text:p text:style-name="Standard"><text:span text:style-name="T103">heat shock protein 75 kDa, mitochondrial [Mus caroli]</text:span></text:p>
      <text:p text:style-name="Standard"><text:span text:style-name="T104">heat shock protei</text:span><text:span text:style-name="T105">n 75 kDa, mitochondrial isoform X1 [Mus pahari]</text:span></text:p>
      <text:p text:style-name="Standard"><text:span text:style-name="T106">heat shock protein 75 kDa, mitochondrial precursor [Rattus norvegicus]</text:span></text:p>
      <text:p text:style-name="Standard"/>
      <text:p text:style-name="Standard"><text:span text:style-name="T107">7.1</text:span></text:p>
      <text:p text:style-name="Standard"><text:span text:style-name="T108">Identities: best hit 100%, worst hit 86%</text:span></text:p>
      <text:p text:style-name="Standard"><text:span text:style-name="T109">Similar matches: best hit 100%, worst hit 91%</text:span></text:p>
      <text:p text:style-name="P110">Gaps: best hit 0%, worst hit 3%</text:p>
      <text:p text:style-name="P111">The difference indicates that both coverage and sequence identity are important to score higher in BLAST search. The best hits in BLAST have both a better coverage of the target sequence and higher sequence identity whereas worse scoring hits cover less and have lower<text:s/>sequence identity. It indicates <text:s text:c="2"/>that the best hit might have closer evolutionary relationship than the worst hit.</text:p>
      <text:p text:style-name="P112"/>
      <text:soft-page-break/>
      <text:p text:style-name="P113">7.2</text:p>
      <text:p text:style-name="P114">The Max target sequences (100) and expect threshold (10) select the worst hit.<text:s/>The worst hit is the hit with the lowest Max alignment score within the 100 hits accepted by the expect threshold.</text:p>
      <text:p text:style-name="P115"/>
      <text:p text:style-name="Standard"><text:span text:style-name="T116">8.1</text:span></text:p>
      <text:p text:style-name="Standard"><text:span text:style-name="T117">E</text:span><text:span text:style-name="T118"><text:s/>value stands for the probablity</text:span><text:span text:style-name="T119"><text:s/>that the similarity between sequences are by<text:s/></text:span><text:span text:style-name="T120">chance alone. A low E value indicates that the similarity is less likely to happen by chance, and the alignment is better.</text:span></text:p>
      <text:p text:style-name="P121"/>
      <text:p text:style-name="P122">8.2</text:p>
      <text:p text:style-name="Standard"><text:span text:style-name="T123">E = k*n*m*exp(-lamda*S)</text:span></text:p>
      <text:p text:style-name="P124">n: the length of query, <text:s/>m: the size of the sequence.</text:p>
      <text:p text:style-name="P125">S is the score of the alignment, which is given using a substitution matrix; E-value decreases exponentially with increasing S values;</text:p>
      <text:p text:style-name="P126">K and λ are constants which depend on the substitution matrix used.</text:p>
      <text:p text:style-name="Standard"/>
      <text:p text:style-name="Standard"><text:span text:style-name="T127">Section 3</text:span></text:p>
      <text:p text:style-name="P128">1.</text:p>
      <text:p text:style-name="P129">HMMER can search for homologous protein or DNA sequences using either a single query sequence or an alignment of sequences. It can also perform sequence alignments.</text:p>
      <text:p text:style-name="P130"/>
      <text:p text:style-name="P131">2.</text:p>
      <text:p text:style-name="P132">Phmmer: searches protein sequence against protein sequence database</text:p>
      <text:p text:style-name="P133">Hmmscan: searches protein sequence against profile-HMM database</text:p>
      <text:p text:style-name="P134">Hmmsearch: searches profile-HMM (created from protein sequence alignment) against protein sequence database</text:p>
      <text:p text:style-name="P135">Jackhmmer: searches protein sequence or profile-HMM (created from protein sequence alignment) iteratively against protein sequence database</text:p>
      <text:p text:style-name="P136"/>
      <text:p text:style-name="P137">3.1</text:p>
      <text:p text:style-name="P138">HMMER advantage:</text:p>
      <text:p text:style-name="P139"><text:span text:style-name="T140">1. With a multiple sequence al</text:span><text:span text:style-name="T141">ignment as an input, HMMER is<text:s/></text:span><text:span text:style-name="T142">able to search for distantly related homologs.</text:span></text:p>
      <text:p text:style-name="P143"><text:span text:style-name="T144">2. It allows for automatic annotation of protein domain within the sequence.</text:span></text:p>
      <text:p text:style-name="P145"><text:span text:style-name="T146">3. It uses probabilistic model (profile hidden Markov model) to determine how residues and gaps should</text:span><text:span text:style-name="T147"><text:s/>be scored at each position instead of a position-independent scoring system</text:span></text:p>
      <text:p text:style-name="P148"><text:span text:style-name="T149">4. Instead of reporting single best-scoring alignment, it considers the complete ensemble of alignments and gives a confidence score at each aligned residue</text:span><text:span text:style-name="T150"><text:s/>[2]</text:span></text:p>
      <text:p text:style-name="P151">5. Its consideration of alignment uncertainty increases the accuracy of its homologue search.<text:s/></text:p>
      <text:p text:style-name="P152">HMMER disadvantage:</text:p>
      <text:p text:style-name="P153">1. It does not consider how the identity of a residue at a particular position may influence the identity of residues in other positions. For instance, it cannot capture base-pair interactions.</text:p>
      <text:p text:style-name="P154">2. Currently it is not able to translate the nucleotide query or nucleotide database in the 6 reading frames and perform searches.</text:p>
      <text:p text:style-name="P155"><text:span text:style-name="T156">3. HMMER3 is limited to local alignment</text:span></text:p>
      <text:p text:style-name="P157"/>
      <text:p text:style-name="P158">BLAST advantage:</text:p>
      <text:soft-page-break/>
      <text:p text:style-name="P159"><text:tab/>1. BLAST is faster than HMMER,<text:s/>especially in nucleotide sequence searches;</text:p>
      <text:p text:style-name="P160">BLAST disadvantage:</text:p>
      <text:p text:style-name="P161">1. It is less sensitive and accurate in detecting distantly related homologs.</text:p>
      <text:p text:style-name="P162">2. Less accurate in<text:s/>detecting<text:s/>distant homologue as it does not take into account alignment uncertainty.</text:p>
      <text:p text:style-name="P163"/>
      <text:p text:style-name="P164">3.2</text:p>
      <text:p text:style-name="P165">BLAST is faster than HMMER, especially in nucleotide sequence searches.</text:p>
      <text:p text:style-name="P166"/>
      <text:p text:style-name="P167">3.3</text:p>
      <text:p text:style-name="P168">When the query is a single sequence, I would use BLAST since BLAST is faster HMMER and HMMER does not have obvious advantage over BLAST.</text:p>
      <text:p text:style-name="P169">When the query is a multiple<text:s/>alignment of sequences and that I want to find distant homologue, I would use HMMER since its use of profile hidden Markov Model makes it more sensitive and accurate in the search for distant homologue.</text:p>
      <text:p text:style-name="P170"/>
      <text:p text:style-name="P171">Exercise 4</text:p>
      <text:p text:style-name="P172"/>
      <text:p text:style-name="P173">3.</text:p>
      <text:p text:style-name="P174">Speed:</text:p>
      <text:p text:style-name="P175">pHMMER: 19.63s</text:p>
      <text:p text:style-name="P176">JackHMMER<text:s/>(iteration 1): 19.55s</text:p>
      <text:p text:style-name="P177">BLAST: about 40s</text:p>
      <text:p text:style-name="P178"/>
      <text:p text:style-name="P179">The speed of pHMMER and JackHMMER are approximately the same but faster than BLAST. The<text:s/></text:p>
      <text:p text:style-name="P180"/>
      <text:p text:style-name="P181">Output:</text:p>
      <text:p text:style-name="P182">pHMMER<text:s/>top<text:s/>3<text:s/>hits:</text:p>
      <text:p text:style-name="Normal"><text:span text:style-name="T183">TRAP1_MOUSE – Heat shock protein 75 kDa, mitochondria</text:span><text:span text:style-name="T184">,<text:s/></text:span><text:a xlink:href="http://www.uniprot.org/taxonomy/10090" office:target-frame-name="_top" xlink:show="replace"><text:span text:style-name="T185">Mus musculus</text:span></text:a></text:p>
      <text:p text:style-name="Normal"><text:span text:style-name="T186">TRAP1_RAT – Heat shock protein 75 kDa, mitochondria</text:span><text:span text:style-name="T187">,<text:s/></text:span><text:a xlink:href="http://www.uniprot.org/taxonomy/10116" office:target-frame-name="_top" xlink:show="replace"><text:span text:style-name="T188">Rattus norvegicus</text:span></text:a></text:p>
      <text:p text:style-name="Normal"><text:a xlink:href="http://www.uniprot.org/uniprot/A0A1A6GXM4_NEOLE" office:target-frame-name="_top" xlink:show="replace"><text:span text:style-name="T189">A0A1A6GXM4_NEOLE</text:span></text:a><text:span text:style-name="T190"><text:s/>– Uncharacterized protein</text:span><text:span text:style-name="T191">,<text:s/></text:span><text:a xlink:href="http://www.uniprot.org/taxonomy/56216" office:target-frame-name="_top" xlink:show="replace"><text:span text:style-name="T192">Neotoma lepida</text:span></text:a></text:p>
      <text:p text:style-name="P193"/>
      <text:p text:style-name="P194"/>
      <text:p text:style-name="P195">JackHMMER<text:s/>(iteration 1)<text:s/>top<text:s/>3 hits:</text:p>
      <text:p text:style-name="Normal"><text:span text:style-name="T196">TRAP1_MOUSE – Heat shock protein 75 kDa, mitochondria,<text:s/></text:span><text:a xlink:href="http://www.uniprot.org/taxonomy/10090" office:target-frame-name="_top" xlink:show="replace"><text:span text:style-name="T197">Mus musculus</text:span></text:a></text:p>
      <text:p text:style-name="Normal"><text:span text:style-name="T198">TRAP1_RAT – Heat shock protein 75 kDa, mitochondria,<text:s/></text:span><text:a xlink:href="http://www.uniprot.org/taxonomy/10116" office:target-frame-name="_top" xlink:show="replace"><text:span text:style-name="T199">Rattus norvegicus</text:span></text:a></text:p>
      <text:p text:style-name="Normal"><text:a xlink:href="http://www.uniprot.org/uniprot/A0A1A6GXM4_NEOLE" office:target-frame-name="_top" xlink:show="replace"><text:span text:style-name="T200">A0A1A6GXM4_NEOLE</text:span></text:a><text:span text:style-name="T201"><text:s/>– Uncharacterized protein,<text:s/></text:span><text:a xlink:href="http://www.uniprot.org/taxonomy/56216" office:target-frame-name="_top" xlink:show="replace"><text:span text:style-name="T202">Neotoma lepida</text:span></text:a></text:p>
      <text:p text:style-name="P203"/>
      <text:p text:style-name="P204">BLAST<text:s/>top<text:s/>3 hits:</text:p>
      <text:p text:style-name="Standard"><text:a office:title="Go to alignment for heat shock protein 75 kDa, mitochondrial precursor [Mus musculus]" xlink:href="https://blast.ncbi.nlm.nih.gov/Blast.cgi#alnHdr_13385998" office:target-frame-name="_top" xlink:show="replace"><text:span text:style-name="T205">heat shock protein 75 kDa, mitochondrial precursor [Mus musculus]</text:span></text:a></text:p>
      <text:p text:style-name="Standard"><text:a office:title="Go to alignment for heat shock protein 75 kDa, mitochondrial [Mus caroli]" xlink:href="https://blast.ncbi.nlm.nih.gov/Blast.cgi#alnHdr_1195693195" office:target-frame-name="_top" xlink:show="replace"><text:span text:style-name="T206">heat shock protein 75 kDa, mitochondrial [Mus caroli]</text:span></text:a></text:p>
      <text:p text:style-name="Standard"><text:a office:title="Go to alignment for heat shock protein 75 kDa, mitochondrial isoform X1 [Mus pahari]" xlink:href="https://blast.ncbi.nlm.nih.gov/Blast.cgi#alnHdr_1195504840" office:target-frame-name="_top" xlink:show="replace"><text:span text:style-name="T207">heat shock protein 75 kDa, mitochondrial isoform X1 [Mus pahari]</text:span></text:a></text:p>
      <text:p text:style-name="P208"/>
      <text:p text:style-name="P209">The outputs<text:s/>of<text:s/>pHMMER<text:s/>and JackHMMER are quite similar.</text:p>
      <text:p text:style-name="Normal"><text:span text:style-name="T210">The outputs of BLAST are proteins from more closely related species (from the same genus Mus) while the outputs of<text:s/></text:span><text:span text:style-name="T211">pHMMER<text:s/></text:span><text:span text:style-name="T212">and JackHMMER</text:span><text:span text:style-name="T213"><text:s/></text:span><text:span text:style-name="T214">are proteins from more distantly related species (</text:span><text:span text:style-name="T215">from different genus but the same order<text:s/></text:span><text:a xlink:href="https://en.wikipedia.org/wiki/Rodent" office:target-frame-name="_top" xlink:show="replace"><text:span text:style-name="T216">Rodentia</text:span></text:a><text:span text:style-name="T217">)</text:span></text:p>
      <text:p text:style-name="P218"/>
      <text:soft-page-break/>
      <text:p text:style-name="P219">4. In pHMMER and JackHMMER, there are 5081 hits in Bacteria, 4132 hits in Eukaryote, 14 hits in Archaea and 12 unidentified sequences. Compared to BLAST, pHMMER and JackHMMER able to identify 10-fold more hits in bacteria and eukaryote and also identify hits some hits in Archaea<text:s/>which BLAST did not. HMMER methods seem to suggest that the protein family is present in all 3 domains of life</text:p>
      <text:p text:style-name="P220"/>
      <text:p text:style-name="P221">Reference:</text:p>
      <text:p text:style-name="Standard"><text:span text:style-name="T222">1. Zvelebil, Marketa J., and Jeremy O. Baum. Understanding<text:s/></text:span><text:span text:style-name="T223">bioinformatics. Garland Science, 2007.</text:span></text:p>
      <text:p text:style-name="Standard"><text:span text:style-name="T224">2.<text:s/></text:span><text:bookmark-start text:name="Finn111"/><text:bookmark-end text:name="Finn111"/><text:span text:style-name="T225">HMMER Web Server: Interactive Sequence Similarity Searching. R. D. Finn, J. Clements, S. R. Eddy. </text:span><text:span text:style-name="T226">Nucleic Acids Research</text:span><text:span text:style-name="T227">, 39:W29-37, 2011.</text:span></text:p>
      <text:p text:style-name="Standard"><text:span text:style-name="T228">3. Sean R. Eddy, Travis J. Wheeler, HMMER3 User guide Version 3.1b2;<text:s/></text:span><text:span text:style-name="T229">February 2015</text:span></text:p>
      <text:p text:style-name="P2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Nimbus Mono L" svg:font-family="Nimbus Mono L" style:font-family-generic="modern" style:font-pitch="fixed" svg:panose-1="2 11 6 4 2 2 2 2 2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Segoe UI" svg:font-family="Segoe UI" style:font-family-generic="system"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Liberation Serif" style:font-name-complex="Liberation Serif" fo:font-weight="bold" style:font-weight-asian="bold" style:font-weight-complex="bold" fo:font-size="24pt" style:font-size-asian="24pt" style:font-size-complex="24pt" fo:hyphenate="false"/>
    </style:style>
    <style:style style:name="Normal" style:display-name="Normal" style:family="paragraph">
      <style:paragraph-properties style:vertical-align="auto"/>
      <style:text-properties style:font-name="Times New Roman" style:font-name-asian="Times New Roman" style:font-name-complex="Times New Roman" style:letter-kerning="false" fo:language="en" fo:country="SG" style:language-complex="ar" style:country-complex="SA" fo:hyphenate="tru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XU SHUHAN#</dc:creator>
    <meta:creation-date>2018-05-02T14:29:00Z</meta:creation-date>
    <dc:date>2018-05-08T21:31:00Z</dc:date>
    <meta:template xlink:href="Normal.dotm" xlink:type="simple"/>
    <meta:editing-cycles>44</meta:editing-cycles>
    <meta:editing-duration>PT8940S</meta:editing-duration>
    <meta:document-statistic meta:page-count="6" meta:paragraph-count="23" meta:word-count="1722" meta:character-count="11519" meta:row-count="81" meta:non-whitespace-character-count="9820"/>
  </office:meta>
</office:document-meta>
</file>